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1.67cm" svg:y="4.825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54cm" svg:height="0.635cm" svg:x="0.682cm" svg:y="7.34cm">
          <text:p text:style-name="P1"><text:span text:style-name="T2">DSC_t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0.842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0.642cm" svg:y="4.825cm">
          <text:p text:style-name="P4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5.345cm" svg:y="7.365cm">
          <text:p text:style-name="P1"><text:span text:style-name="T2">DSC_Den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" draw:id="id11" draw:layer="layout" svg:width="3.81cm" svg:height="0.635cm" svg:x="9.355cm" svg:y="7.365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" draw:id="id13" draw:layer="layout" svg:width="3.493cm" svg:height="0.635cm" svg:x="13.382cm" svg:y="7.365cm">
          <text:p text:style-name="P1"><text:span text:style-name="T2">DSC_Clus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6.833cm" svg:y="3.40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0.952cm" svg:height="0.61cm" svg:x="2.622cm" svg:y="5.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0.162cm 0.125cm -0.082cm" svg:x1="3.098cm" svg:y1="4.825cm" svg:x2="7.309cm" svg:y2="4.015cm" draw:start-shape="id1" draw:start-glue-point="0" draw:end-shape="id2" draw:end-glue-point="7" svg:d="m3098 4825v-365h2707v0h1504v-445">
          <text:p/>
        </draw:connector>
        <draw:connector draw:style-name="gr3" draw:text-style-name="P1" draw:layer="layout" draw:line-skew="0.162cm 0.022cm -0.082cm" svg:x1="12.229cm" svg:y1="4.825cm" svg:x2="7.309cm" svg:y2="4.015cm" draw:start-shape="id3" draw:start-glue-point="0" draw:end-shape="id2" draw:end-glue-point="7" svg:d="m12229 4825v-365h-2993v0h-1927v-445">
          <text:p/>
        </draw:connector>
        <draw:custom-shape draw:style-name="gr2" draw:text-style-name="P1" xml:id="id10" draw:id="id10" draw:layer="layout" svg:width="0.952cm" svg:height="0.61cm" svg:x="11.712cm" svg:y="5.4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2.858cm" svg:height="0.635cm" svg:x="5.88cm" svg:y="2.795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52cm" svg:height="0.61cm" svg:x="11.796cm" svg:y="1.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-0.107cm 0.1cm -0.048cm" svg:x1="12.272cm" svg:y1="1.8cm" svg:x2="7.309cm" svg:y2="2.795cm" draw:start-shape="id4" draw:start-glue-point="7" draw:end-shape="id5" draw:end-glue-point="0" svg:d="m12272 1800v420h-1905v0h-3058v575">
          <text:p/>
        </draw:connector>
        <draw:custom-shape draw:style-name="gr1" draw:text-style-name="P2" xml:id="id12" draw:id="id12" draw:layer="layout" svg:width="1.269cm" svg:height="0.635cm" svg:x="17.093cm" svg:y="7.36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69cm" svg:height="0.635cm" svg:x="3.441cm" svg:y="7.36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1cm" svg:x1="1.952cm" svg:y1="7.34cm" svg:x2="3.098cm" svg:y2="6.07cm" draw:start-shape="id6" draw:start-glue-point="0" draw:end-shape="id7" draw:end-glue-point="7" svg:d="m1952 7340v-735h1146v-535">
          <text:p/>
        </draw:connector>
        <draw:connector draw:style-name="gr4" draw:text-style-name="P1" draw:layer="layout" draw:line-skew="-0.113cm" svg:x1="3.098cm" svg:y1="6.07cm" svg:x2="4.075cm" svg:y2="7.365cm" draw:start-shape="id7" draw:start-glue-point="7" draw:end-shape="id8" draw:end-glue-point="0" svg:d="m3098 6070v535h977v760">
          <text:p/>
        </draw:connector>
        <draw:custom-shape draw:style-name="gr1" draw:text-style-name="P2" xml:id="id15" draw:id="id15" draw:layer="layout" svg:width="1.269cm" svg:height="0.635cm" svg:x="16.24cm" svg:y="2.82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858cm" svg:height="0.635cm" svg:x="10.842cm" svg:y="2.795cm">
          <text:p text:style-name="P1"><text:span text:style-name="T1">DSClassif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5cm" svg:y1="7.365cm" svg:x2="12.188cm" svg:y2="6.07cm" draw:start-shape="id9" draw:start-glue-point="0" draw:end-shape="id10" draw:end-glue-point="7" svg:d="m7250 7365v-647h4938v-648">
          <text:p/>
        </draw:connector>
        <draw:connector draw:style-name="gr4" draw:text-style-name="P1" draw:layer="layout" svg:x1="11.26cm" svg:y1="7.365cm" svg:x2="12.188cm" svg:y2="6.07cm" draw:start-shape="id11" draw:start-glue-point="0" draw:end-shape="id10" draw:end-glue-point="7" svg:d="m11260 7365v-647h928v-648">
          <text:p/>
        </draw:connector>
        <draw:connector draw:style-name="gr4" draw:text-style-name="P1" draw:layer="layout" svg:x1="17.727cm" svg:y1="7.365cm" svg:x2="12.188cm" svg:y2="6.07cm" draw:start-shape="id12" draw:start-glue-point="0" draw:end-shape="id10" draw:end-glue-point="7" svg:d="m17727 7365v-647h-5539v-648">
          <text:p/>
        </draw:connector>
        <draw:connector draw:style-name="gr4" draw:text-style-name="P1" draw:layer="layout" svg:x1="15.128cm" svg:y1="7.365cm" svg:x2="12.188cm" svg:y2="6.07cm" draw:start-shape="id13" draw:start-glue-point="0" draw:end-shape="id10" draw:end-glue-point="7" svg:d="m15128 7365v-647h-2940v-648">
          <text:p/>
        </draw:connector>
        <draw:connector draw:style-name="gr4" draw:text-style-name="P1" draw:layer="layout" svg:x1="12.272cm" svg:y1="1.8cm" svg:x2="12.271cm" svg:y2="2.795cm" draw:start-shape="id4" draw:start-glue-point="7" draw:end-shape="id14" draw:end-glue-point="0" svg:d="m12272 1800v498h-1v497">
          <text:p/>
        </draw:connector>
        <draw:connector draw:style-name="gr4" draw:text-style-name="P1" draw:layer="layout" draw:line-skew="-0.107cm 0.158cm -0.073cm" svg:x1="12.272cm" svg:y1="1.8cm" svg:x2="16.874cm" svg:y2="2.82cm" draw:start-shape="id4" draw:start-glue-point="7" draw:end-shape="id15" draw:end-glue-point="0" svg:d="m12272 1800v420h2380v0h2222v600">
          <text:p/>
        </draw:connector>
        <draw:custom-shape draw:style-name="gr5" draw:text-style-name="P1" draw:layer="layout" svg:width="0.318cm" svg:height="5.185cm" svg:x="18.4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745cm" svg:x="18.462cm" svg:y="5.88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5" draw:layer="layout" svg:width="3.592cm" svg:height="0.725cm" draw:transform="rotate (1.5707963267946) translate (18.78cm 4.865cm)">
          <draw:text-box>
            <text:p text:style-name="P5"><text:span text:style-name="T3">Abstract classes</text:span></text:p>
          </draw:text-box>
        </draw:frame>
        <draw:frame draw:style-name="gr6" draw:text-style-name="P5" draw:layer="layout" svg:width="3.406cm" svg:height="0.725cm" draw:transform="rotate (1.5707963267946) translate (18.833cm 8.935cm)">
          <draw:text-box>
            <text:p text:style-name="P5"><text:span text:style-name="T3">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Hahsler</meta:initial-creator>
    <meta:creation-date>2011-07-22T14:22:39</meta:creation-date>
    <dc:date>2011-07-26T10:32:12</dc:date>
    <dc:creator>Michael Hahsler</dc:creator>
    <meta:editing-duration>PT1H10M31S</meta:editing-duration>
    <meta:editing-cycles>11</meta:editing-cycles>
    <meta:generator>LibreOffice/3.3$Linux LibreOffice_project/330m19$Build-202</meta:generator>
    <meta:document-statistic meta:object-count="31"/>
  </office:meta>
</office:document-meta>
</file>